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3764in"/>
    </style:style>
    <style:style style:name="co16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8">
      <style:table-cell-properties fo:border="0.0008in solid #000000"/>
    </style:style>
    <style:style style:name="ce12" style:family="table-cell" style:parent-style-name="Default" style:data-style-name="N117">
      <style:table-cell-properties fo:border="0.0008in solid #000000"/>
    </style:style>
    <style:style style:name="ce1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17">
      <style:table-cell-properties fo:border="none"/>
    </style:style>
    <style:style style:name="ce24" style:family="table-cell" style:parent-style-name="Default">
      <style:table-cell-properties fo:background-color="#cccccc" style:text-align-source="fix" style:repeat-content="false" fo:border="0.0346in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7" style:family="table-cell" style:parent-style-name="Default" style:data-style-name="N118">
      <style:table-cell-properties fo:background-color="#ccffcc" fo:border="0.0346in solid #000000" style:vertical-align="middle"/>
    </style:style>
    <style:style style:name="ce28" style:family="table-cell" style:parent-style-name="Default">
      <style:table-cell-properties fo:background-color="#dddddd" fo:border="0.0008in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8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6" table:formula="of:=AVERAGE([.J3:.J9])" office:value-type="float" office:value="646.857142857143">
            <text:p>646.857 mA</text:p>
          </table:table-cell>
          <table:table-cell table:style-name="ce7" office:value-type="float" office:value="29.7">
            <text:p>29.7 °C</text:p>
          </table:table-cell>
          <table:table-cell table:style-name="ce9"/>
          <table:table-cell table:style-name="ce7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16" office:value-type="string">
            <text:p>Temperature</text:p>
          </table:table-cell>
        </table:table-row>
        <table:table-row table:style-name="ro2">
          <table:table-cell table:style-name="ce2" office:value-type="string">
            <text:p>LUT color</text:p>
          </table:table-cell>
          <table:table-cell table:style-name="ce5" table:formula="of:=AVERAGE([.M3:.M9])" office:value-type="float" office:value="40.1743285714286">
            <text:p>40.2 FPS</text:p>
          </table:table-cell>
          <table:table-cell table:style-name="ce6" table:formula="of:=AVERAGE([.N3:.N9])" office:value-type="float" office:value="614.428571428571">
            <text:p>614.429 mA</text:p>
          </table:table-cell>
          <table:table-cell table:style-name="ce7" office:value-type="float" office:value="29.3">
            <text:p>29.3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  <table:table-cell/>
          <table:table-cell office:value-type="float" office:value="1">
            <text:p>1</text:p>
          </table:table-cell>
          <table:table-cell office:value-type="float" office:value="40.0885">
            <text:p>40.1 FPS</text:p>
          </table:table-cell>
          <table:table-cell office:value-type="float" office:value="630">
            <text:p>630.000 mA</text:p>
          </table:table-cell>
          <table:table-cell/>
          <table:table-cell table:style-name="ce13" table:formula="of:=(([.B3]-[.B2])/[.B2])" office:value-type="percentage" office:value="0.0176969501331921">
            <text:p>1.77%</text:p>
          </table:table-cell>
          <table:table-cell table:style-name="ce14" table:formula="of:=(([.C2]-[.C3])/[.C2])*IF(([.C2]&gt;[.C3]);-1;1)" office:value-type="percentage" office:value="-0.0501325088339223">
            <text:p>-5.01%</text:p>
          </table:table-cell>
          <table:table-cell table:style-name="ce14" table:formula="of:=(([.D2]-[.D3])/[.D2])*IF(([.D2]&gt;[.D3]);-1;1)" office:value-type="percentage" office:value="-0.0134680134680134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  <table:table-cell/>
          <table:table-cell office:value-type="float" office:value="2">
            <text:p>2</text:p>
          </table:table-cell>
          <table:table-cell office:value-type="float" office:value="40.2321">
            <text:p>40.2 FPS</text:p>
          </table:table-cell>
          <table:table-cell office:value-type="float" office:value="552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  <table:table-cell/>
          <table:table-cell office:value-type="float" office:value="3">
            <text:p>3</text:p>
          </table:table-cell>
          <table:table-cell office:value-type="float" office:value="40.0962">
            <text:p>40.1 FPS</text:p>
          </table:table-cell>
          <table:table-cell office:value-type="float" office:value="592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  <table:table-cell/>
          <table:table-cell office:value-type="float" office:value="4">
            <text:p>4</text:p>
          </table:table-cell>
          <table:table-cell office:value-type="float" office:value="40.2348">
            <text:p>40.2 FPS</text:p>
          </table:table-cell>
          <table:table-cell office:value-type="float" office:value="574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  <table:table-cell/>
          <table:table-cell office:value-type="float" office:value="5">
            <text:p>5</text:p>
          </table:table-cell>
          <table:table-cell office:value-type="float" office:value="40.1355">
            <text:p>40.1 FPS</text:p>
          </table:table-cell>
          <table:table-cell office:value-type="float" office:value="619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  <table:table-cell/>
          <table:table-cell office:value-type="float" office:value="6">
            <text:p>6</text:p>
          </table:table-cell>
          <table:table-cell office:value-type="float" office:value="40.2588">
            <text:p>40.3 FPS</text:p>
          </table:table-cell>
          <table:table-cell office:value-type="float" office:value="637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  <table:table-cell/>
          <table:table-cell office:value-type="float" office:value="7">
            <text:p>7</text:p>
          </table:table-cell>
          <table:table-cell office:value-type="float" office:value="40.1744">
            <text:p>40.2 FPS</text:p>
          </table:table-cell>
          <table:table-cell office:value-type="float" office:value="697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rotating mesh" table:style-name="ta1" table:print="false">
        <table:table-column table:style-name="co14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row table:style-name="ro3">
          <table:table-cell/>
          <table:table-cell table:style-name="ce25" office:value-type="string" table:number-columns-spanned="3" table:number-rows-spanned="1">
            <text:p>Synchronization technique</text:p>
          </table:table-cell>
          <table:covered-table-cell table:number-columns-repeated="2" table:style-name="ce28"/>
        </table:table-row>
        <table:table-row table:style-name="ro4">
          <table:table-cell/>
          <table:table-cell table:style-name="ce26" office:value-type="string">
            <text:p>VkFence</text:p>
          </table:table-cell>
          <table:table-cell table:style-name="ce29" office:value-type="string">
            <text:p>2 VkSemaphore and pWaitDstStageMask</text:p>
          </table:table-cell>
          <table:table-cell table:style-name="ce29" office:value-type="string">
            <text:p>2 VkSemaphore and pipeline barrier</text:p>
          </table:table-cell>
        </table:table-row>
        <table:table-row table:style-name="ro1">
          <table:table-cell/>
          <table:table-cell office:value-type="float" office:value="279.556">
            <text:p>279.6 FPS</text:p>
          </table:table-cell>
          <table:table-cell office:value-type="float" office:value="310.544">
            <text:p>310.5 FPS</text:p>
          </table:table-cell>
          <table:table-cell office:value-type="float" office:value="308.986">
            <text:p>309.0 FPS</text:p>
          </table:table-cell>
        </table:table-row>
        <table:table-row table:style-name="ro1">
          <table:table-cell/>
          <table:table-cell office:value-type="float" office:value="268.215">
            <text:p>268.2 FPS</text:p>
          </table:table-cell>
          <table:table-cell office:value-type="float" office:value="299.714">
            <text:p>299.7 FPS</text:p>
          </table:table-cell>
          <table:table-cell office:value-type="float" office:value="299.797">
            <text:p>299.8 FPS</text:p>
          </table:table-cell>
        </table:table-row>
        <table:table-row table:style-name="ro1">
          <table:table-cell/>
          <table:table-cell office:value-type="float" office:value="244.428">
            <text:p>244.4 FPS</text:p>
          </table:table-cell>
          <table:table-cell office:value-type="float" office:value="294.054">
            <text:p>294.1 FPS</text:p>
          </table:table-cell>
          <table:table-cell office:value-type="float" office:value="291.5">
            <text:p>291.5 FPS</text:p>
          </table:table-cell>
        </table:table-row>
        <table:table-row table:style-name="ro1">
          <table:table-cell/>
          <table:table-cell office:value-type="float" office:value="248.665">
            <text:p>248.7 FPS</text:p>
          </table:table-cell>
          <table:table-cell office:value-type="float" office:value="293.137">
            <text:p>293.1 FPS</text:p>
          </table:table-cell>
          <table:table-cell office:value-type="float" office:value="291.604">
            <text:p>291.6 FPS</text:p>
          </table:table-cell>
        </table:table-row>
        <table:table-row table:style-name="ro1">
          <table:table-cell/>
          <table:table-cell office:value-type="float" office:value="249.82">
            <text:p>249.8 FPS</text:p>
          </table:table-cell>
          <table:table-cell office:value-type="float" office:value="293.658">
            <text:p>293.7 FPS</text:p>
          </table:table-cell>
          <table:table-cell office:value-type="float" office:value="293.157">
            <text:p>293.2 FPS</text:p>
          </table:table-cell>
        </table:table-row>
        <table:table-row table:style-name="ro1">
          <table:table-cell/>
          <table:table-cell office:value-type="float" office:value="254.177">
            <text:p>254.2 FPS</text:p>
          </table:table-cell>
          <table:table-cell office:value-type="float" office:value="295.944">
            <text:p>295.9 FPS</text:p>
          </table:table-cell>
          <table:table-cell office:value-type="float" office:value="293.016">
            <text:p>293.0 FPS</text:p>
          </table:table-cell>
        </table:table-row>
        <table:table-row table:style-name="ro1">
          <table:table-cell/>
          <table:table-cell office:value-type="float" office:value="249.428">
            <text:p>249.4 FPS</text:p>
          </table:table-cell>
          <table:table-cell office:value-type="float" office:value="294.136">
            <text:p>294.1 FPS</text:p>
          </table:table-cell>
          <table:table-cell office:value-type="float" office:value="294.98">
            <text:p>295.0 FPS</text:p>
          </table:table-cell>
        </table:table-row>
        <table:table-row table:style-name="ro1">
          <table:table-cell/>
          <table:table-cell office:value-type="float" office:value="240.604">
            <text:p>240.6 FPS</text:p>
          </table:table-cell>
          <table:table-cell office:value-type="float" office:value="292.368">
            <text:p>292.4 FPS</text:p>
          </table:table-cell>
          <table:table-cell office:value-type="float" office:value="292.524">
            <text:p>292.5 FPS</text:p>
          </table:table-cell>
        </table:table-row>
        <table:table-row table:style-name="ro5">
          <table:table-cell table:style-name="ce24" office:value-type="string">
            <text:p>Average</text:p>
          </table:table-cell>
          <table:table-cell table:style-name="ce27" table:formula="of:=AVERAGE([.B3:.B10])" office:value-type="float" office:value="254.361625">
            <text:p>254.4 FPS</text:p>
          </table:table-cell>
          <table:table-cell table:style-name="ce27" table:formula="of:=AVERAGE([.C3:.C10])" office:value-type="float" office:value="296.694375">
            <text:p>296.7 FPS</text:p>
          </table:table-cell>
          <table:table-cell table:style-name="ce27" table:formula="of:=AVERAGE([.D3:.D10])" office:value-type="float" office:value="295.6955">
            <text:p>295.7 FP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Current (mobile)">
      <number:number number:decimal-places="3" number:min-integer-digits="0"/>
      <number:text> mA</number:text>
    </number:number-style>
    <number:number-style style:name="N118" number:title="FPS">
      <number:number number:decimal-places="1" number:min-integer-digits="0"/>
      <number:text> FPS</number:text>
    </number:number-style>
    <number:number-style style:name="N119" number:title="Temperature (mobile)">
      <number:number number:decimal-places="1" number:min-integer-digits="0"/>
      <number:text> °C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/05/2020</text:date>, <text:time>23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05-05T23:53:17.21</dc:date>
    <dc:creator>Goshido Matazuki</dc:creator>
    <meta:editing-duration>PT1H57M25S</meta:editing-duration>
    <meta:editing-cycles>16</meta:editing-cycles>
    <meta:document-statistic meta:table-count="2" meta:cell-count="102" meta:object-count="0"/>
  </office:meta>
</office:document-meta>
</file>